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7.4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51.31pt"/>
    </style:style>
    <style:style style:name="co4" style:family="table-column">
      <style:table-column-properties fo:break-before="auto" style:column-width="168.24pt"/>
    </style:style>
    <style:style style:name="co5" style:family="table-column">
      <style:table-column-properties fo:break-before="auto" style:column-width="250.1pt"/>
    </style:style>
    <style:style style:name="co6" style:family="table-column">
      <style:table-column-properties fo:break-before="auto" style:column-width="254.6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float" office:value="0.145091743905701" calcext:value-type="float">
            <text:p>1.45091743905701E-01</text:p>
          </table:table-cell>
          <table:table-cell office:value-type="float" office:value="0.0797593298359626" calcext:value-type="float">
            <text:p>7.97593298359626E-02</text:p>
          </table:table-cell>
          <table:table-cell office:value-type="float" office:value="0.629200861707611" calcext:value-type="float">
            <text:p>6.29200861707611E-01</text:p>
          </table:table-cell>
          <table:table-cell office:value-type="float" office:value="0.496853686708452" calcext:value-type="float">
            <text:p>4.96853686708452E-01</text:p>
          </table:table-cell>
          <table:table-cell office:value-type="float" office:value="-0.18487259343546" calcext:value-type="float">
            <text:p>-1.84872593435460E-01</text:p>
          </table:table-cell>
          <table:table-cell office:value-type="float" office:value="-2.07804368825016" calcext:value-type="float">
            <text:p>-2.07804368825016E+00</text:p>
          </table:table-cell>
        </table:table-row>
        <table:table-row table:style-name="ro1">
          <table:table-cell office:value-type="float" office:value="0.119782108883919" calcext:value-type="float">
            <text:p>1.19782108883919E-01</text:p>
          </table:table-cell>
          <table:table-cell office:value-type="float" office:value="-0.0698299190058827" calcext:value-type="float">
            <text:p>-6.98299190058827E-02</text:p>
          </table:table-cell>
          <table:table-cell office:value-type="float" office:value="0.353260619799207" calcext:value-type="float">
            <text:p>3.53260619799207E-01</text:p>
          </table:table-cell>
          <table:table-cell office:value-type="float" office:value="-0.155625038799816" calcext:value-type="float">
            <text:p>-1.55625038799816E-01</text:p>
          </table:table-cell>
          <table:table-cell office:value-type="float" office:value="0.225400320148199" calcext:value-type="float">
            <text:p>2.25400320148199E-01</text:p>
          </table:table-cell>
          <table:table-cell office:value-type="float" office:value="1.50756815841479" calcext:value-type="float">
            <text:p>1.50756815841479E+00</text:p>
          </table:table-cell>
        </table:table-row>
        <table:table-row table:style-name="ro1">
          <table:table-cell office:value-type="float" office:value="-0.117241661624096" calcext:value-type="float">
            <text:p>-1.17241661624096E-01</text:p>
          </table:table-cell>
          <table:table-cell office:value-type="float" office:value="0.0607969067812138" calcext:value-type="float">
            <text:p>6.07969067812138E-02</text:p>
          </table:table-cell>
          <table:table-cell office:value-type="float" office:value="0.39827520867523" calcext:value-type="float">
            <text:p>3.98275208675230E-01</text:p>
          </table:table-cell>
          <table:table-cell office:value-type="float" office:value="-0.458317984593502" calcext:value-type="float">
            <text:p>-4.58317984593502E-01</text:p>
          </table:table-cell>
          <table:table-cell office:value-type="float" office:value="0.378889485621947" calcext:value-type="float">
            <text:p>3.78889485621947E-01</text:p>
          </table:table-cell>
          <table:table-cell table:formula="of:= -1.55281627901421" office:value-type="float" office:value="-1.55281627901421" calcext:value-type="float">
            <text:p>-1.55281627901421E+00</text:p>
          </table:table-cell>
        </table:table-row>
        <table:table-row table:style-name="ro1">
          <table:table-cell office:value-type="float" office:value="0.0424534522027226" calcext:value-type="float">
            <text:p>4.24534522027226E-02</text:p>
          </table:table-cell>
          <table:table-cell office:value-type="float" office:value="0.0432771194287148" calcext:value-type="float">
            <text:p>4.32771194287148E-02</text:p>
          </table:table-cell>
          <table:table-cell office:value-type="float" office:value="0.567430231376645" calcext:value-type="float">
            <text:p>5.67430231376645E-01</text:p>
          </table:table-cell>
          <table:table-cell office:value-type="float" office:value="-0.17750464076387" calcext:value-type="float">
            <text:p>-1.77504640763870E-01</text:p>
          </table:table-cell>
          <table:table-cell office:value-type="float" office:value="0.798811936308725" calcext:value-type="float">
            <text:p>7.98811936308725E-01</text:p>
          </table:table-cell>
          <table:table-cell office:value-type="float" office:value="-1.59526431416762" calcext:value-type="float">
            <text:p>-1.59526431416762E+00</text:p>
          </table:table-cell>
        </table:table-row>
        <table:table-row table:style-name="ro1">
          <table:table-cell office:value-type="float" office:value="-0.0903485209924903" calcext:value-type="float">
            <text:p>-9.03485209924903E-02</text:p>
          </table:table-cell>
          <table:table-cell office:value-type="float" office:value="0.00568382918321342" calcext:value-type="float">
            <text:p>5.68382918321342E-03</text:p>
          </table:table-cell>
          <table:table-cell office:value-type="float" office:value="0.446625302280918" calcext:value-type="float">
            <text:p>4.46625302280918E-01</text:p>
          </table:table-cell>
          <table:table-cell office:value-type="float" office:value="0.242382316349431" calcext:value-type="float">
            <text:p>2.42382316349431E-01</text:p>
          </table:table-cell>
          <table:table-cell office:value-type="float" office:value="0.442408899102102" calcext:value-type="float">
            <text:p>4.42408899102102E-01</text:p>
          </table:table-cell>
          <table:table-cell office:value-type="float" office:value="-1.50055925034374" calcext:value-type="float">
            <text:p>-1.50055925034374E+00</text:p>
          </table:table-cell>
        </table:table-row>
        <table:table-row table:style-name="ro1">
          <table:table-cell office:value-type="float" office:value="-0.11742930181455" calcext:value-type="float">
            <text:p>-1.17429301814550E-01</text:p>
          </table:table-cell>
          <table:table-cell office:value-type="float" office:value="0.0522501608241978" calcext:value-type="float">
            <text:p>5.22501608241978E-02</text:p>
          </table:table-cell>
          <table:table-cell office:value-type="float" office:value="0.517283037336039" calcext:value-type="float">
            <text:p>5.17283037336039E-01</text:p>
          </table:table-cell>
          <table:table-cell office:value-type="float" office:value="0.174603958221245" calcext:value-type="float">
            <text:p>1.74603958221245E-01</text:p>
          </table:table-cell>
          <table:table-cell office:value-type="float" office:value="0.555048174089023" calcext:value-type="float">
            <text:p>5.55048174089023E-01</text:p>
          </table:table-cell>
          <table:table-cell office:value-type="float" office:value="-1.47632079281527" calcext:value-type="float">
            <text:p>-1.47632079281527E+00</text:p>
          </table:table-cell>
        </table:table-row>
        <table:table-row table:style-name="ro1">
          <table:table-cell office:value-type="float" office:value="-0.041250605033705" calcext:value-type="float">
            <text:p>-4.12506050337050E-02</text:p>
          </table:table-cell>
          <table:table-cell office:value-type="float" office:value="0.106483602211842" calcext:value-type="float">
            <text:p>1.06483602211842E-01</text:p>
          </table:table-cell>
          <table:table-cell office:value-type="float" office:value="0.450532954437777" calcext:value-type="float">
            <text:p>4.50532954437777E-01</text:p>
          </table:table-cell>
          <table:table-cell office:value-type="float" office:value="0.255807453620376" calcext:value-type="float">
            <text:p>2.55807453620376E-01</text:p>
          </table:table-cell>
          <table:table-cell office:value-type="float" office:value="0.683744098669797" calcext:value-type="float">
            <text:p>6.83744098669797E-01</text:p>
          </table:table-cell>
          <table:table-cell office:value-type="float" office:value="-2.41314386441671" calcext:value-type="float">
            <text:p>-2.41314386441671E+00</text:p>
          </table:table-cell>
        </table:table-row>
        <table:table-row table:style-name="ro1">
          <table:table-cell office:value-type="float" office:value="-0.158561195354805" calcext:value-type="float">
            <text:p>-1.58561195354805E-01</text:p>
          </table:table-cell>
          <table:table-cell office:value-type="float" office:value="0.00551275488237898" calcext:value-type="float">
            <text:p>5.51275488237898E-03</text:p>
          </table:table-cell>
          <table:table-cell office:value-type="float" office:value="0.377440917687949" calcext:value-type="float">
            <text:p>3.77440917687949E-01</text:p>
          </table:table-cell>
          <table:table-cell office:value-type="float" office:value="0.286036377996293" calcext:value-type="float">
            <text:p>2.86036377996293E-01</text:p>
          </table:table-cell>
          <table:table-cell office:value-type="float" office:value="-0.164502268998237" calcext:value-type="float">
            <text:p>-1.64502268998237E-01</text:p>
          </table:table-cell>
          <table:table-cell office:value-type="float" office:value="-1.07614270161811" calcext:value-type="float">
            <text:p>-1.07614270161811E+00</text:p>
          </table:table-cell>
        </table:table-row>
        <table:table-row table:style-name="ro1">
          <table:table-cell office:value-type="float" office:value="-0.00576496038747717" calcext:value-type="float">
            <text:p>-5.76496038747717E-03</text:p>
          </table:table-cell>
          <table:table-cell office:value-type="float" office:value="-0.0588878688142508" calcext:value-type="float">
            <text:p>-5.88878688142508E-02</text:p>
          </table:table-cell>
          <table:table-cell office:value-type="float" office:value="0.5968062939474" calcext:value-type="float">
            <text:p>5.96806293947400E-01</text:p>
          </table:table-cell>
          <table:table-cell office:value-type="float" office:value="0.231823272544442" calcext:value-type="float">
            <text:p>2.31823272544442E-01</text:p>
          </table:table-cell>
          <table:table-cell office:value-type="float" office:value="0.257187453250612" calcext:value-type="float">
            <text:p>2.57187453250612E-01</text:p>
          </table:table-cell>
          <table:table-cell office:value-type="float" office:value="-0.871329389372342" calcext:value-type="float">
            <text:p>-8.71329389372342E-01</text:p>
          </table:table-cell>
        </table:table-row>
        <table:table-row table:style-name="ro1">
          <table:table-cell office:value-type="float" office:value="0.0561872517116627" calcext:value-type="float">
            <text:p>5.61872517116627E-02</text:p>
          </table:table-cell>
          <table:table-cell office:value-type="float" office:value="-0.0691539720010263" calcext:value-type="float">
            <text:p>-6.91539720010263E-02</text:p>
          </table:table-cell>
          <table:table-cell office:value-type="float" office:value="0.663874500314912" calcext:value-type="float">
            <text:p>6.63874500314912E-01</text:p>
          </table:table-cell>
          <table:table-cell office:value-type="float" office:value="-0.112779445617034" calcext:value-type="float">
            <text:p>-1.12779445617034E-01</text:p>
          </table:table-cell>
          <table:table-cell office:value-type="float" office:value="0.425038004567162" calcext:value-type="float">
            <text:p>4.25038004567162E-01</text:p>
          </table:table-cell>
          <table:table-cell office:value-type="float" office:value="-1.31940770288071" calcext:value-type="float">
            <text:p>-1.31940770288071E+00</text:p>
          </table:table-cell>
        </table:table-row>
        <table:table-row table:style-name="ro1">
          <table:table-cell office:value-type="float" office:value="-0.23171653819337" calcext:value-type="float">
            <text:p>-2.31716538193370E-01</text:p>
          </table:table-cell>
          <table:table-cell office:value-type="float" office:value="0.122472433576692" calcext:value-type="float">
            <text:p>1.22472433576692E-01</text:p>
          </table:table-cell>
          <table:table-cell office:value-type="float" office:value="0.557035718206135" calcext:value-type="float">
            <text:p>5.57035718206135E-01</text:p>
          </table:table-cell>
          <table:table-cell office:value-type="float" office:value="0.319136105317397" calcext:value-type="float">
            <text:p>3.19136105317397E-01</text:p>
          </table:table-cell>
          <table:table-cell office:value-type="float" office:value="-0.209866955272813" calcext:value-type="float">
            <text:p>-2.09866955272813E-01</text:p>
          </table:table-cell>
          <table:table-cell office:value-type="float" office:value="-1.88882074427008" calcext:value-type="float">
            <text:p>-1.88882074427008E+00</text:p>
          </table:table-cell>
        </table:table-row>
        <table:table-row table:style-name="ro1">
          <table:table-cell office:value-type="float" office:value="0.0328711331302148" calcext:value-type="float">
            <text:p>3.28711331302148E-02</text:p>
          </table:table-cell>
          <table:table-cell office:value-type="float" office:value="0.00821433346720127" calcext:value-type="float">
            <text:p>8.21433346720127E-03</text:p>
          </table:table-cell>
          <table:table-cell office:value-type="float" office:value="0.416261850356861" calcext:value-type="float">
            <text:p>4.16261850356861E-01</text:p>
          </table:table-cell>
          <table:table-cell office:value-type="float" office:value="0.381223913581051" calcext:value-type="float">
            <text:p>3.81223913581051E-01</text:p>
          </table:table-cell>
          <table:table-cell office:value-type="float" office:value="0.544023617452968" calcext:value-type="float">
            <text:p>5.44023617452968E-01</text:p>
          </table:table-cell>
          <table:table-cell office:value-type="float" office:value="2.38605624322551" calcext:value-type="float">
            <text:p>2.38605624322551E+00</text:p>
          </table:table-cell>
        </table:table-row>
        <table:table-row table:style-name="ro1">
          <table:table-cell office:value-type="float" office:value="0.0334459249840677" calcext:value-type="float">
            <text:p>3.34459249840677E-02</text:p>
          </table:table-cell>
          <table:table-cell office:value-type="float" office:value="0.00559939954629181" calcext:value-type="float">
            <text:p>5.59939954629181E-03</text:p>
          </table:table-cell>
          <table:table-cell office:value-type="float" office:value="0.529546450113558" calcext:value-type="float">
            <text:p>5.29546450113558E-01</text:p>
          </table:table-cell>
          <table:table-cell office:value-type="float" office:value="0.00167187774081397" calcext:value-type="float">
            <text:p>1.67187774081397E-03</text:p>
          </table:table-cell>
          <table:table-cell office:value-type="float" office:value="0.0676888712659282" calcext:value-type="float">
            <text:p>6.76888712659282E-02</text:p>
          </table:table-cell>
          <table:table-cell office:value-type="float" office:value="-1.53915096069792" calcext:value-type="float">
            <text:p>-1.53915096069792E+00</text:p>
          </table:table-cell>
        </table:table-row>
        <table:table-row table:style-name="ro1">
          <table:table-cell office:value-type="float" office:value="-0.293810624906396" calcext:value-type="float">
            <text:p>-2.93810624906396E-01</text:p>
          </table:table-cell>
          <table:table-cell office:value-type="float" office:value="0.036035345045344" calcext:value-type="float">
            <text:p>3.60353450453440E-02</text:p>
          </table:table-cell>
          <table:table-cell office:value-type="float" office:value="0.585219707590571" calcext:value-type="float">
            <text:p>5.85219707590571E-01</text:p>
          </table:table-cell>
          <table:table-cell office:value-type="float" office:value="-0.380957083100136" calcext:value-type="float">
            <text:p>-3.80957083100136E-01</text:p>
          </table:table-cell>
          <table:table-cell office:value-type="float" office:value="0.465814934294965" calcext:value-type="float">
            <text:p>4.65814934294965E-01</text:p>
          </table:table-cell>
          <table:table-cell office:value-type="float" office:value="-1.47598118081054" calcext:value-type="float">
            <text:p>-1.47598118081054E+00</text:p>
          </table:table-cell>
        </table:table-row>
        <table:table-row table:style-name="ro1">
          <table:table-cell office:value-type="float" office:value="-0.0677763406708974" calcext:value-type="float">
            <text:p>-6.77763406708974E-02</text:p>
          </table:table-cell>
          <table:table-cell office:value-type="float" office:value="-0.0322535321556599" calcext:value-type="float">
            <text:p>-3.22535321556599E-02</text:p>
          </table:table-cell>
          <table:table-cell office:value-type="float" office:value="0.513661758038858" calcext:value-type="float">
            <text:p>5.13661758038858E-01</text:p>
          </table:table-cell>
          <table:table-cell office:value-type="float" office:value="-0.455229922777016" calcext:value-type="float">
            <text:p>-4.55229922777016E-01</text:p>
          </table:table-cell>
          <table:table-cell office:value-type="float" office:value="0.298626721819905" calcext:value-type="float">
            <text:p>2.98626721819905E-01</text:p>
          </table:table-cell>
          <table:table-cell office:value-type="float" office:value="-1.10253812953921" calcext:value-type="float">
            <text:p>-1.10253812953921E+00</text:p>
          </table:table-cell>
        </table:table-row>
        <table:table-row table:style-name="ro1">
          <table:table-cell office:value-type="float" office:value="0.0378835538442349" calcext:value-type="float">
            <text:p>3.78835538442349E-02</text:p>
          </table:table-cell>
          <table:table-cell office:value-type="float" office:value="0.103910683805179" calcext:value-type="float">
            <text:p>1.03910683805179E-01</text:p>
          </table:table-cell>
          <table:table-cell office:value-type="float" office:value="0.546157502173923" calcext:value-type="float">
            <text:p>5.46157502173923E-01</text:p>
          </table:table-cell>
          <table:table-cell office:value-type="float" office:value="-0.491901585439479" calcext:value-type="float">
            <text:p>-4.91901585439479E-01</text:p>
          </table:table-cell>
          <table:table-cell office:value-type="float" office:value="0.483607050439872" calcext:value-type="float">
            <text:p>4.83607050439872E-01</text:p>
          </table:table-cell>
          <table:table-cell office:value-type="float" office:value="-1.83726891151973" calcext:value-type="float">
            <text:p>-1.83726891151973E+00</text:p>
          </table:table-cell>
        </table:table-row>
        <table:table-row table:style-name="ro1">
          <table:table-cell office:value-type="float" office:value="-0.0695351589289459" calcext:value-type="float">
            <text:p>-6.95351589289459E-02</text:p>
          </table:table-cell>
          <table:table-cell office:value-type="float" office:value="0.0638982347474815" calcext:value-type="float">
            <text:p>6.38982347474815E-02</text:p>
          </table:table-cell>
          <table:table-cell office:value-type="float" office:value="0.40287860646971" calcext:value-type="float">
            <text:p>4.02878606469710E-01</text:p>
          </table:table-cell>
          <table:table-cell office:value-type="float" office:value="-0.452096195462668" calcext:value-type="float">
            <text:p>-4.52096195462668E-01</text:p>
          </table:table-cell>
          <table:table-cell office:value-type="float" office:value="0.405357040283423" calcext:value-type="float">
            <text:p>4.05357040283423E-01</text:p>
          </table:table-cell>
          <table:table-cell office:value-type="float" office:value="-1.5562326469432" calcext:value-type="float">
            <text:p>-1.55623264694320E+00</text:p>
          </table:table-cell>
        </table:table-row>
        <table:table-row table:style-name="ro1">
          <table:table-cell office:value-type="float" office:value="-0.176178770883279" calcext:value-type="float">
            <text:p>-1.76178770883279E-01</text:p>
          </table:table-cell>
          <table:table-cell office:value-type="float" office:value="0.044951926476726" calcext:value-type="float">
            <text:p>4.49519264767260E-02</text:p>
          </table:table-cell>
          <table:table-cell office:value-type="float" office:value="0.314643901674394" calcext:value-type="float">
            <text:p>3.14643901674394E-01</text:p>
          </table:table-cell>
          <table:table-cell office:value-type="float" office:value="-0.075270281589083" calcext:value-type="float">
            <text:p>-7.52702815890830E-02</text:p>
          </table:table-cell>
          <table:table-cell office:value-type="float" office:value="-0.0220854105045736" calcext:value-type="float">
            <text:p>-2.20854105045736E-02</text:p>
          </table:table-cell>
          <table:table-cell office:value-type="float" office:value="-1.5993325832181" calcext:value-type="float">
            <text:p>-1.59933258321810E+00</text:p>
          </table:table-cell>
        </table:table-row>
        <table:table-row table:style-name="ro1">
          <table:table-cell office:value-type="float" office:value="-0.0973249975080571" calcext:value-type="float">
            <text:p>-9.73249975080571E-02</text:p>
          </table:table-cell>
          <table:table-cell office:value-type="float" office:value="0.0654613425141739" calcext:value-type="float">
            <text:p>6.54613425141739E-02</text:p>
          </table:table-cell>
          <table:table-cell office:value-type="float" office:value="0.390100423374273" calcext:value-type="float">
            <text:p>3.90100423374273E-01</text:p>
          </table:table-cell>
          <table:table-cell office:value-type="float" office:value="-0.0396363034527576" calcext:value-type="float">
            <text:p>-3.96363034527576E-02</text:p>
          </table:table-cell>
          <table:table-cell office:value-type="float" office:value="0.0171879994498495" calcext:value-type="float">
            <text:p>1.71879994498495E-02</text:p>
          </table:table-cell>
          <table:table-cell office:value-type="float" office:value="-1.60172184527447" calcext:value-type="float">
            <text:p>-1.60172184527447E+00</text:p>
          </table:table-cell>
        </table:table-row>
        <table:table-row table:style-name="ro1">
          <table:table-cell office:value-type="float" office:value="-0.256194393736708" calcext:value-type="float">
            <text:p>-2.56194393736708E-01</text:p>
          </table:table-cell>
          <table:table-cell office:value-type="float" office:value="0.132157649686269" calcext:value-type="float">
            <text:p>1.32157649686269E-01</text:p>
          </table:table-cell>
          <table:table-cell office:value-type="float" office:value="0.526221824471005" calcext:value-type="float">
            <text:p>5.26221824471005E-01</text:p>
          </table:table-cell>
          <table:table-cell office:value-type="float" office:value="-0.00222620020150284" calcext:value-type="float">
            <text:p>-2.22620020150284E-03</text:p>
          </table:table-cell>
          <table:table-cell office:value-type="float" office:value="0.036197670922206" calcext:value-type="float">
            <text:p>3.61976709222060E-02</text:p>
          </table:table-cell>
          <table:table-cell office:value-type="float" office:value="-1.59382085479578" calcext:value-type="float">
            <text:p>-1.59382085479578E+00</text:p>
          </table:table-cell>
        </table:table-row>
        <table:table-row table:style-name="ro1">
          <table:table-cell office:value-type="float" office:value="0.0503712820249928" calcext:value-type="float">
            <text:p>5.03712820249928E-02</text:p>
          </table:table-cell>
          <table:table-cell office:value-type="float" office:value="0.130380058496723" calcext:value-type="float">
            <text:p>1.30380058496723E-01</text:p>
          </table:table-cell>
          <table:table-cell office:value-type="float" office:value="0.519441280727919" calcext:value-type="float">
            <text:p>5.19441280727919E-01</text:p>
          </table:table-cell>
          <table:table-cell office:value-type="float" office:value="-0.00555082885078965" calcext:value-type="float">
            <text:p>-5.55082885078965E-03</text:p>
          </table:table-cell>
          <table:table-cell office:value-type="float" office:value="0.0491921988917896" calcext:value-type="float">
            <text:p>4.91921988917896E-02</text:p>
          </table:table-cell>
          <table:table-cell office:value-type="float" office:value="-1.58340706927535" calcext:value-type="float">
            <text:p>-1.58340706927535E+00</text:p>
          </table:table-cell>
        </table:table-row>
        <table:table-row table:style-name="ro1">
          <table:table-cell office:value-type="float" office:value="-0.0263330656189594" calcext:value-type="float">
            <text:p>-2.63330656189594E-02</text:p>
          </table:table-cell>
          <table:table-cell office:value-type="float" office:value="-0.0590586738127948" calcext:value-type="float">
            <text:p>-5.90586738127948E-02</text:p>
          </table:table-cell>
          <table:table-cell office:value-type="float" office:value="0.438839531410444" calcext:value-type="float">
            <text:p>4.38839531410444E-01</text:p>
          </table:table-cell>
          <table:table-cell office:value-type="float" office:value="0.0562664717912035" calcext:value-type="float">
            <text:p>5.62664717912035E-02</text:p>
          </table:table-cell>
          <table:table-cell office:value-type="float" office:value="0.199694198952886" calcext:value-type="float">
            <text:p>1.99694198952886E-01</text:p>
          </table:table-cell>
          <table:table-cell office:value-type="float" office:value="-0.67960042621152" calcext:value-type="float">
            <text:p>-6.79600426211520E-01</text:p>
          </table:table-cell>
        </table:table-row>
        <table:table-row table:style-name="ro1">
          <table:table-cell office:value-type="float" office:value="-0.0519836445887957" calcext:value-type="float">
            <text:p>-5.19836445887957E-02</text:p>
          </table:table-cell>
          <table:table-cell office:value-type="float" office:value="-0.0391556336031487" calcext:value-type="float">
            <text:p>-3.91556336031487E-02</text:p>
          </table:table-cell>
          <table:table-cell office:value-type="float" office:value="0.628443976391266" calcext:value-type="float">
            <text:p>6.28443976391266E-01</text:p>
          </table:table-cell>
          <table:table-cell office:value-type="float" office:value="-0.309128324764433" calcext:value-type="float">
            <text:p>-3.09128324764433E-01</text:p>
          </table:table-cell>
          <table:table-cell office:value-type="float" office:value="0.790257996580117" calcext:value-type="float">
            <text:p>7.90257996580117E-01</text:p>
          </table:table-cell>
          <table:table-cell office:value-type="float" office:value="-1.01394711307973" calcext:value-type="float">
            <text:p>-1.01394711307973E+00</text:p>
          </table:table-cell>
        </table:table-row>
        <table:table-row table:style-name="ro1">
          <table:table-cell office:value-type="float" office:value="0.11390978344958" calcext:value-type="float">
            <text:p>1.13909783449580E-01</text:p>
          </table:table-cell>
          <table:table-cell office:value-type="float" office:value="-0.0454369436766013" calcext:value-type="float">
            <text:p>-4.54369436766013E-02</text:p>
          </table:table-cell>
          <table:table-cell office:value-type="float" office:value="0.381991313922942" calcext:value-type="float">
            <text:p>3.81991313922942E-01</text:p>
          </table:table-cell>
          <table:table-cell office:value-type="float" office:value="0.0344455658467422" calcext:value-type="float">
            <text:p>3.44455658467422E-02</text:p>
          </table:table-cell>
          <table:table-cell office:value-type="float" office:value="-0.0440758625744123" calcext:value-type="float">
            <text:p>-4.40758625744123E-02</text:p>
          </table:table-cell>
          <table:table-cell office:value-type="float" office:value="1.5555860487613" calcext:value-type="float">
            <text:p>1.55558604876130E+00</text:p>
          </table:table-cell>
        </table:table-row>
        <table:table-row table:style-name="ro1">
          <table:table-cell office:value-type="float" office:value="-0.0754045878232444" calcext:value-type="float">
            <text:p>-7.54045878232444E-02</text:p>
          </table:table-cell>
          <table:table-cell office:value-type="float" office:value="0.123710157179654" calcext:value-type="float">
            <text:p>1.23710157179654E-01</text:p>
          </table:table-cell>
          <table:table-cell office:value-type="float" office:value="0.53309571020326" calcext:value-type="float">
            <text:p>5.33095710203260E-01</text:p>
          </table:table-cell>
          <table:table-cell office:value-type="float" office:value="0.744262147526455" calcext:value-type="float">
            <text:p>7.44262147526455E-01</text:p>
          </table:table-cell>
          <table:table-cell office:value-type="float" office:value="-0.259547890885897" calcext:value-type="float">
            <text:p>-2.59547890885897E-01</text:p>
          </table:table-cell>
          <table:table-cell office:value-type="float" office:value="-1.26476756098502" calcext:value-type="float">
            <text:p>-1.26476756098502E+00</text:p>
          </table:table-cell>
        </table:table-row>
        <table:table-row table:style-name="ro1">
          <table:table-cell office:value-type="float" office:value="-0.0534793206654341" calcext:value-type="float">
            <text:p>-5.34793206654341E-02</text:p>
          </table:table-cell>
          <table:table-cell office:value-type="float" office:value="0.0637893352629461" calcext:value-type="float">
            <text:p>6.37893352629461E-02</text:p>
          </table:table-cell>
          <table:table-cell office:value-type="float" office:value="0.364495439202864" calcext:value-type="float">
            <text:p>3.64495439202864E-01</text:p>
          </table:table-cell>
          <table:table-cell office:value-type="float" office:value="0.383458055834011" calcext:value-type="float">
            <text:p>3.83458055834011E-01</text:p>
          </table:table-cell>
          <table:table-cell office:value-type="float" office:value="-0.578361227841693" calcext:value-type="float">
            <text:p>-5.78361227841693E-01</text:p>
          </table:table-cell>
          <table:table-cell office:value-type="float" office:value="-1.61041055434242" calcext:value-type="float">
            <text:p>-1.61041055434242E+00</text:p>
          </table:table-cell>
        </table:table-row>
        <table:table-row table:style-name="ro1">
          <table:table-cell office:value-type="float" office:value="-0.022890901851808" calcext:value-type="float">
            <text:p>-2.28909018518080E-02</text:p>
          </table:table-cell>
          <table:table-cell office:value-type="float" office:value="0.0277070081098179" calcext:value-type="float">
            <text:p>2.77070081098179E-02</text:p>
          </table:table-cell>
          <table:table-cell office:value-type="float" office:value="0.575962528232258" calcext:value-type="float">
            <text:p>5.75962528232258E-01</text:p>
          </table:table-cell>
          <table:table-cell office:value-type="float" office:value="-0.654725460799358" calcext:value-type="float">
            <text:p>-6.54725460799358E-01</text:p>
          </table:table-cell>
          <table:table-cell office:value-type="float" office:value="0.672631151402877" calcext:value-type="float">
            <text:p>6.72631151402877E-01</text:p>
          </table:table-cell>
          <table:table-cell office:value-type="float" office:value="-1.50682206470624" calcext:value-type="float">
            <text:p>-1.50682206470624E+00</text:p>
          </table:table-cell>
        </table:table-row>
        <table:table-row table:style-name="ro1">
          <table:table-cell office:value-type="float" office:value="0.0969040921475067" calcext:value-type="float">
            <text:p>9.69040921475067E-02</text:p>
          </table:table-cell>
          <table:table-cell office:value-type="float" office:value="-0.15533493006651" calcext:value-type="float">
            <text:p>-1.55334930066510E-01</text:p>
          </table:table-cell>
          <table:table-cell office:value-type="float" office:value="0.588981592643073" calcext:value-type="float">
            <text:p>5.88981592643073E-01</text:p>
          </table:table-cell>
          <table:table-cell office:value-type="float" office:value="-0.00593682996232832" calcext:value-type="float">
            <text:p>-5.93682996232832E-03</text:p>
          </table:table-cell>
          <table:table-cell office:value-type="float" office:value="0.48969812829502" calcext:value-type="float">
            <text:p>4.89698128295020E-01</text:p>
          </table:table-cell>
          <table:table-cell office:value-type="float" office:value="1.25377818407318" calcext:value-type="float">
            <text:p>1.25377818407318E+00</text:p>
          </table:table-cell>
        </table:table-row>
        <table:table-row table:style-name="ro1">
          <table:table-cell office:value-type="float" office:value="0.0141172464081708" calcext:value-type="float">
            <text:p>1.41172464081708E-02</text:p>
          </table:table-cell>
          <table:table-cell office:value-type="float" office:value="0.170566599968766" calcext:value-type="float">
            <text:p>1.70566599968766E-01</text:p>
          </table:table-cell>
          <table:table-cell office:value-type="float" office:value="0.665898493703869" calcext:value-type="float">
            <text:p>6.65898493703869E-01</text:p>
          </table:table-cell>
          <table:table-cell office:value-type="float" office:value="0.387044110066046" calcext:value-type="float">
            <text:p>3.87044110066046E-01</text:p>
          </table:table-cell>
          <table:table-cell office:value-type="float" office:value="0.73877617472346" calcext:value-type="float">
            <text:p>7.38776174723460E-01</text:p>
          </table:table-cell>
          <table:table-cell office:value-type="float" office:value="-2.40531140508926" calcext:value-type="float">
            <text:p>-2.40531140508926E+00</text:p>
          </table:table-cell>
        </table:table-row>
        <table:table-row table:style-name="ro1">
          <table:table-cell office:value-type="float" office:value="-0.0922594252711726" calcext:value-type="float">
            <text:p>-9.22594252711726E-02</text:p>
          </table:table-cell>
          <table:table-cell office:value-type="float" office:value="-0.0461066768423863" calcext:value-type="float">
            <text:p>-4.61066768423863E-02</text:p>
          </table:table-cell>
          <table:table-cell office:value-type="float" office:value="0.729226366035617" calcext:value-type="float">
            <text:p>7.29226366035617E-01</text:p>
          </table:table-cell>
          <table:table-cell office:value-type="float" office:value="0.162324690777453" calcext:value-type="float">
            <text:p>1.62324690777453E-01</text:p>
          </table:table-cell>
          <table:table-cell office:value-type="float" office:value="0.348545297860531" calcext:value-type="float">
            <text:p>3.48545297860531E-01</text:p>
          </table:table-cell>
          <table:table-cell office:value-type="float" office:value="-0.517776917090724" calcext:value-type="float">
            <text:p>-5.17776917090724E-01</text:p>
          </table:table-cell>
        </table:table-row>
        <table:table-row table:style-name="ro1">
          <table:table-cell office:value-type="float" office:value="0.160025597612061" calcext:value-type="float">
            <text:p>1.60025597612061E-01</text:p>
          </table:table-cell>
          <table:table-cell office:value-type="float" office:value="-0.0380512311654699" calcext:value-type="float">
            <text:p>-3.80512311654699E-02</text:p>
          </table:table-cell>
          <table:table-cell office:value-type="float" office:value="0.683115409160418" calcext:value-type="float">
            <text:p>6.83115409160418E-01</text:p>
          </table:table-cell>
          <table:table-cell office:value-type="float" office:value="-0.627723839707111" calcext:value-type="float">
            <text:p>-6.27723839707111E-01</text:p>
          </table:table-cell>
          <table:table-cell office:value-type="float" office:value="0.560481740706264" calcext:value-type="float">
            <text:p>5.60481740706264E-01</text:p>
          </table:table-cell>
          <table:table-cell office:value-type="float" office:value="1.38151106059701" calcext:value-type="float">
            <text:p>1.38151106059701E+00</text:p>
          </table:table-cell>
        </table:table-row>
        <table:table-row table:style-name="ro1">
          <table:table-cell office:value-type="float" office:value="-0.128179950121975" calcext:value-type="float">
            <text:p>-1.28179950121975E-01</text:p>
          </table:table-cell>
          <table:table-cell office:value-type="float" office:value="0.0248515316314713" calcext:value-type="float">
            <text:p>2.48515316314713E-02</text:p>
          </table:table-cell>
          <table:table-cell office:value-type="float" office:value="0.620306675950701" calcext:value-type="float">
            <text:p>6.20306675950701E-01</text:p>
          </table:table-cell>
          <table:table-cell office:value-type="float" office:value="0.275172405160156" calcext:value-type="float">
            <text:p>2.75172405160156E-01</text:p>
          </table:table-cell>
          <table:table-cell office:value-type="float" office:value="0.269952165040126" calcext:value-type="float">
            <text:p>2.69952165040126E-01</text:p>
          </table:table-cell>
          <table:table-cell office:value-type="float" office:value="-1.64606139616417" calcext:value-type="float">
            <text:p>-1.64606139616417E+00</text:p>
          </table:table-cell>
        </table:table-row>
        <table:table-row table:style-name="ro1">
          <table:table-cell office:value-type="float" office:value="-0.0699080059299387" calcext:value-type="float">
            <text:p>-6.99080059299387E-02</text:p>
          </table:table-cell>
          <table:table-cell office:value-type="float" office:value="-0.0156906592299721" calcext:value-type="float">
            <text:p>-1.56906592299721E-02</text:p>
          </table:table-cell>
          <table:table-cell office:value-type="float" office:value="0.680847695133307" calcext:value-type="float">
            <text:p>6.80847695133307E-01</text:p>
          </table:table-cell>
          <table:table-cell office:value-type="float" office:value="-0.444665529570806" calcext:value-type="float">
            <text:p>-4.44665529570806E-01</text:p>
          </table:table-cell>
          <table:table-cell office:value-type="float" office:value="0.65391983140823" calcext:value-type="float">
            <text:p>6.53919831408230E-01</text:p>
          </table:table-cell>
          <table:table-cell office:value-type="float" office:value="-0.876896437108104" calcext:value-type="float">
            <text:p>-8.76896437108104E-01</text:p>
          </table:table-cell>
        </table:table-row>
        <table:table-row table:style-name="ro1">
          <table:table-cell office:value-type="float" office:value="-0.1392693777964" calcext:value-type="float">
            <text:p>-1.39269377796400E-01</text:p>
          </table:table-cell>
          <table:table-cell office:value-type="float" office:value="0.104466731776286" calcext:value-type="float">
            <text:p>1.04466731776286E-01</text:p>
          </table:table-cell>
          <table:table-cell office:value-type="float" office:value="0.488824526991076" calcext:value-type="float">
            <text:p>4.88824526991076E-01</text:p>
          </table:table-cell>
          <table:table-cell office:value-type="float" office:value="-0.361056997085931" calcext:value-type="float">
            <text:p>-3.61056997085931E-01</text:p>
          </table:table-cell>
          <table:table-cell office:value-type="float" office:value="0.434378292274207" calcext:value-type="float">
            <text:p>4.34378292274207E-01</text:p>
          </table:table-cell>
          <table:table-cell office:value-type="float" office:value="-2.07531474461808" calcext:value-type="float">
            <text:p>-2.07531474461808E+00</text:p>
          </table:table-cell>
        </table:table-row>
        <table:table-row table:style-name="ro1">
          <table:table-cell office:value-type="float" office:value="-0.164280006559853" calcext:value-type="float">
            <text:p>-1.64280006559853E-01</text:p>
          </table:table-cell>
          <table:table-cell office:value-type="float" office:value="-0.0130968025985765" calcext:value-type="float">
            <text:p>-1.30968025985765E-02</text:p>
          </table:table-cell>
          <table:table-cell office:value-type="float" office:value="0.552727533929356" calcext:value-type="float">
            <text:p>5.52727533929356E-01</text:p>
          </table:table-cell>
          <table:table-cell office:value-type="float" office:value="-0.351202606515028" calcext:value-type="float">
            <text:p>-3.51202606515028E-01</text:p>
          </table:table-cell>
          <table:table-cell office:value-type="float" office:value="0.495421832765627" calcext:value-type="float">
            <text:p>4.95421832765627E-01</text:p>
          </table:table-cell>
          <table:table-cell office:value-type="float" office:value="-1.15695676989888" calcext:value-type="float">
            <text:p>-1.15695676989888E+00</text:p>
          </table:table-cell>
        </table:table-row>
        <table:table-row table:style-name="ro1">
          <table:table-cell office:value-type="float" office:value="0.0147148887672689" calcext:value-type="float">
            <text:p>1.47148887672689E-02</text:p>
          </table:table-cell>
          <table:table-cell office:value-type="float" office:value="0.00104695956599496" calcext:value-type="float">
            <text:p>1.04695956599496E-03</text:p>
          </table:table-cell>
          <table:table-cell office:value-type="float" office:value="0.554824326347684" calcext:value-type="float">
            <text:p>5.54824326347684E-01</text:p>
          </table:table-cell>
          <table:table-cell office:value-type="float" office:value="0.223357508066483" calcext:value-type="float">
            <text:p>2.23357508066483E-01</text:p>
          </table:table-cell>
          <table:table-cell office:value-type="float" office:value="0.668785441600116" calcext:value-type="float">
            <text:p>6.68785441600116E-01</text:p>
          </table:table-cell>
          <table:table-cell office:value-type="float" office:value="-1.62405246090365" calcext:value-type="float">
            <text:p>-1.62405246090365E+00</text:p>
          </table:table-cell>
        </table:table-row>
        <table:table-row table:style-name="ro1">
          <table:table-cell office:value-type="float" office:value="-0.0801893231554208" calcext:value-type="float">
            <text:p>-8.01893231554208E-02</text:p>
          </table:table-cell>
          <table:table-cell office:value-type="float" office:value="-0.0127559631556166" calcext:value-type="float">
            <text:p>-1.27559631556166E-02</text:p>
          </table:table-cell>
          <table:table-cell office:value-type="float" office:value="0.477838182424504" calcext:value-type="float">
            <text:p>4.77838182424504E-01</text:p>
          </table:table-cell>
          <table:table-cell office:value-type="float" office:value="-0.130287544831545" calcext:value-type="float">
            <text:p>-1.30287544831545E-01</text:p>
          </table:table-cell>
          <table:table-cell office:value-type="float" office:value="0.0114593026128126" calcext:value-type="float">
            <text:p>1.14593026128126E-02</text:p>
          </table:table-cell>
          <table:table-cell office:value-type="float" office:value="-1.49190499260308" calcext:value-type="float">
            <text:p>-1.49190499260308E+00</text:p>
          </table:table-cell>
        </table:table-row>
        <table:table-row table:style-name="ro1">
          <table:table-cell office:value-type="float" office:value="-0.162629601832792" calcext:value-type="float">
            <text:p>-1.62629601832792E-01</text:p>
          </table:table-cell>
          <table:table-cell office:value-type="float" office:value="0.0294177817592367" calcext:value-type="float">
            <text:p>2.94177817592367E-02</text:p>
          </table:table-cell>
          <table:table-cell office:value-type="float" office:value="0.421808239480666" calcext:value-type="float">
            <text:p>4.21808239480666E-01</text:p>
          </table:table-cell>
          <table:table-cell office:value-type="float" office:value="0.62504829071963" calcext:value-type="float">
            <text:p>6.25048290719630E-01</text:p>
          </table:table-cell>
          <table:table-cell office:value-type="float" office:value="-0.549204940874864" calcext:value-type="float">
            <text:p>-5.49204940874864E-01</text:p>
          </table:table-cell>
          <table:table-cell office:value-type="float" office:value="-1.39628627783249" calcext:value-type="float">
            <text:p>-1.39628627783249E+00</text:p>
          </table:table-cell>
        </table:table-row>
        <table:table-row table:style-name="ro1">
          <table:table-cell office:value-type="float" office:value="-0.116496567608086" calcext:value-type="float">
            <text:p>-1.16496567608086E-01</text:p>
          </table:table-cell>
          <table:table-cell office:value-type="float" office:value="0.0358393308972283" calcext:value-type="float">
            <text:p>3.58393308972283E-02</text:p>
          </table:table-cell>
          <table:table-cell office:value-type="float" office:value="0.391071803427666" calcext:value-type="float">
            <text:p>3.91071803427666E-01</text:p>
          </table:table-cell>
          <table:table-cell office:value-type="float" office:value="-0.196543787392397" calcext:value-type="float">
            <text:p>-1.96543787392397E-01</text:p>
          </table:table-cell>
          <table:table-cell office:value-type="float" office:value="-0.208238619916454" calcext:value-type="float">
            <text:p>-2.08238619916454E-01</text:p>
          </table:table-cell>
          <table:table-cell office:value-type="float" office:value="-1.55977067778843" calcext:value-type="float">
            <text:p>-1.55977067778843E+00</text:p>
          </table:table-cell>
        </table:table-row>
        <table:table-row table:style-name="ro1">
          <table:table-cell office:value-type="float" office:value="-0.0899778484316672" calcext:value-type="float">
            <text:p>-8.99778484316672E-02</text:p>
          </table:table-cell>
          <table:table-cell office:value-type="float" office:value="0.0987523687364031" calcext:value-type="float">
            <text:p>9.87523687364031E-02</text:p>
          </table:table-cell>
          <table:table-cell office:value-type="float" office:value="0.563140441581616" calcext:value-type="float">
            <text:p>5.63140441581616E-01</text:p>
          </table:table-cell>
          <table:table-cell office:value-type="float" office:value="0.404372472379547" calcext:value-type="float">
            <text:p>4.04372472379547E-01</text:p>
          </table:table-cell>
          <table:table-cell office:value-type="float" office:value="0.267430342591905" calcext:value-type="float">
            <text:p>2.67430342591905E-01</text:p>
          </table:table-cell>
          <table:table-cell office:value-type="float" office:value="-1.55365535273929" calcext:value-type="float">
            <text:p>-1.55365535273929E+00</text:p>
          </table:table-cell>
        </table:table-row>
        <table:table-row table:style-name="ro1">
          <table:table-cell office:value-type="float" office:value="0.0276405063500102" calcext:value-type="float">
            <text:p>2.76405063500102E-02</text:p>
          </table:table-cell>
          <table:table-cell office:value-type="float" office:value="0.0453945536771559" calcext:value-type="float">
            <text:p>4.53945536771559E-02</text:p>
          </table:table-cell>
          <table:table-cell office:value-type="float" office:value="0.639142669825689" calcext:value-type="float">
            <text:p>6.39142669825689E-01</text:p>
          </table:table-cell>
          <table:table-cell office:value-type="float" office:value="0.211410190563182" calcext:value-type="float">
            <text:p>2.11410190563182E-01</text:p>
          </table:table-cell>
          <table:table-cell office:value-type="float" office:value="-0.0159852244112636" calcext:value-type="float">
            <text:p>-1.59852244112636E-02</text:p>
          </table:table-cell>
          <table:table-cell office:value-type="float" office:value="-1.56950606240616" calcext:value-type="float">
            <text:p>-1.56950606240616E+00</text:p>
          </table:table-cell>
        </table:table-row>
        <table:table-row table:style-name="ro1">
          <table:table-cell office:value-type="float" office:value="-0.184806632534815" calcext:value-type="float">
            <text:p>-1.84806632534815E-01</text:p>
          </table:table-cell>
          <table:table-cell office:value-type="float" office:value="0.0418726581293917" calcext:value-type="float">
            <text:p>4.18726581293917E-02</text:p>
          </table:table-cell>
          <table:table-cell office:value-type="float" office:value="0.712104527864145" calcext:value-type="float">
            <text:p>7.12104527864145E-01</text:p>
          </table:table-cell>
          <table:table-cell office:value-type="float" office:value="-0.0442123697800827" calcext:value-type="float">
            <text:p>-4.42123697800827E-02</text:p>
          </table:table-cell>
          <table:table-cell office:value-type="float" office:value="0.286633266750222" calcext:value-type="float">
            <text:p>2.86633266750222E-01</text:p>
          </table:table-cell>
          <table:table-cell office:value-type="float" office:value="-1.6419066040537" calcext:value-type="float">
            <text:p>-1.64190660405370E+00</text:p>
          </table:table-cell>
        </table:table-row>
        <table:table-row table:style-name="ro1">
          <table:table-cell office:value-type="float" office:value="-0.195753338113275" calcext:value-type="float">
            <text:p>-1.95753338113275E-01</text:p>
          </table:table-cell>
          <table:table-cell office:value-type="float" office:value="-0.0636697797637909" calcext:value-type="float">
            <text:p>-6.36697797637909E-02</text:p>
          </table:table-cell>
          <table:table-cell office:value-type="float" office:value="0.63596042800505" calcext:value-type="float">
            <text:p>6.35960428005050E-01</text:p>
          </table:table-cell>
          <table:table-cell office:value-type="float" office:value="0.569817098865527" calcext:value-type="float">
            <text:p>5.69817098865527E-01</text:p>
          </table:table-cell>
          <table:table-cell office:value-type="float" office:value="0.835987565981888" calcext:value-type="float">
            <text:p>8.35987565981888E-01</text:p>
          </table:table-cell>
          <table:table-cell office:value-type="float" office:value="-1.40389400247999" calcext:value-type="float">
            <text:p>-1.40389400247999E+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5" loext:min-decimal-places="15" number:min-integer-digits="1"/>
    </number:number-style>
    <number:number-style style:name="N131">
      <number:number number:decimal-places="16" loext:min-decimal-places="16" number:min-integer-digits="1"/>
    </number:number-style>
    <number:number-style style:name="N132">
      <number:number number:decimal-places="17" loext:min-decimal-places="17" number:min-integer-digits="1"/>
    </number:number-style>
    <number:number-style style:name="N133">
      <number:number number:decimal-places="18" loext:min-decimal-places="18" number:min-integer-digits="1"/>
    </number:number-style>
    <number:number-style style:name="N134">
      <number:number number:decimal-places="19" loext:min-decimal-places="19" number:min-integer-digits="1"/>
    </number:number-style>
    <number:number-style style:name="N13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9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2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3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4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6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47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48">
      <number:scientific-number number:decimal-places="16" loext:min-decimal-places="16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5T11:57:19.473738160</meta:creation-date>
    <dc:date>2021-05-05T12:05:49.440242714</dc:date>
    <meta:editing-duration>PT8M30S</meta:editing-duration>
    <meta:editing-cycles>2</meta:editing-cycles>
    <meta:generator>LibreOffice/6.0.7.3$Linux_X86_64 LibreOffice_project/00m0$Build-3</meta:generator>
    <meta:document-statistic meta:table-count="1" meta:cell-count="258" meta:object-count="0"/>
  </office:meta>
</office:document-meta>
</file>